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9007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9007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9007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9007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9007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9007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9007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9007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9007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9007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9007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9007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9007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9007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9007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9007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9007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Gabriel Emilio Barreto Clementt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7/9/2014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417240765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4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Deliz Violeta Clementt Betancourt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724076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53.41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7" meta:character-count="1177" meta:non-whitespace-character-count="1009"/>
    <meta:template xlink:type="simple" xlink:actuate="onRequest" xlink:title="Normal" xlink:href=""/>
  </office:meta>
</office:document-meta>
</file>